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justify" style:justify-single-word="false" style:page-number="1"/>
    </style:style>
    <style:style style:name="T1" style:family="text">
      <style:text-properties fo:font-style="italic" style:font-style-asian="italic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Standard"/>
      <text:p text:style-name="Standard">(sons de passos e corrida)</text:p>
      <text:p text:style-name="Standard"><text:span text:style-name="T1">Canuto, desculpa o atraso. </text:span></text:p>
      <text:p text:style-name="Standard"><text:span text:style-name="T1">- Distraímo-nos completamente</text:span>! - disse o Tiago.</text:p>
      <text:p text:style-name="Standard">O Canuto estava encostado à carrinha, de braços cruzados, com ar sério. Mas depois começou a rir. Todos suspiraram aliviados.</text:p>
      <text:p text:style-name="Standard">- ‘Bora pessoal, entrem ou já não temos tempo de ir às pegadas - respondeu - <text:span text:style-name="T1">Têm água e comida? </text:span></text:p>
      <text:p text:style-name="Standard"><text:span text:style-name="T1">- Sim - </text:span>respondeu Franzi.</text:p>
      <text:p text:style-name="Standard"><text:span text:style-name="T1">Então, vamos.</text:span> - disse enquanto entrava no carro. <text:s/></text:p>
      <text:p text:style-name="Standard"/>
      <text:p text:style-name="Standard"><text:span text:style-name="T1">- A estrada termina ali. É onde termina a terra e começa o mar.</text:span> - avisa o Canuto - <text:span text:style-name="T1">Bem vindos ao Cabo Espichel.</text:span> O Hannes olha curioso pela janela e começa a esticar as costas. Todos saem do carro e pegam nas suas mochilas. Por um momento, não se ouve nada. Todos olham boquiabertos para o horizonte. O cheiro a maresia invadiu os seus corpos e a imensidão do lugar deixou-os petrificados. O Hannes <text:s/>perguntava-se se já teria visto um azul tão penetrante, tão brilhante. </text:p>
      <text:p text:style-name="Standard"><text:span text:style-name="T1">- Começamos aqui -</text:span> comunicou o Canuto despertando os amigos do seu transe. Puseram-se a caminho. O Hannes ainda olhou para trás e teve vontade de ir explorar o santuário e por uns momentos ficou para trás. </text:p>
      <text:p text:style-name="Standard"><text:span text:style-name="T1">- Hannes, kommt</text:span> - gritou a Franzi. </text:p>
      <text:p text:style-name="Standard"><text:span text:style-name="T1">- Ja, ja, ich komme</text:span> - disse ele. </text:p>
      <text:p text:style-name="Standard">Começaram a descer por um caminho de terra batida, largo o suficiente para um carro. Em frente, vegetação e o mar. Subiram, desceram, pararam a ver flores e a observar insetos de cores estranhas. Iam aos pares. O Canuto e o Norman iam à frente, seguidos pelo Tiago e a Franzi. Atrás iam a Ana e a Sara. O Hannes ia no final da fila, aproveitando para tirar umas fotos. O Hannes <office:annotation office:name="__Annotation__36_1371643535"><dc:creator>Português Acústico</dc:creator><dc:date>2021-04-19T17:10:05</dc:date><text:p><text:span text:style-name="T2">mudar</text:span></text:p></office:annotation>sentia-se ... <office:annotation-end office:name="__Annotation__36_1371643535"/>e ele queria registar tudo.</text:p>
      <text:p text:style-name="Standard">De repente pararam. O Hannes ouviu o Canuto.</text:p>
      <text:p text:style-name="Standard"><text:span text:style-name="T1">- Por aqui. Aquele caminho dá para a Praia dos Lagosteiros. Podemos lá ir quando voltarmos. Há lá outro conjunto de pegadas.</text:span></text:p>
      <text:p text:style-name="Standard">E continuaram. Após meia hora, chegaram ao fim do trilho. O Canuto começou a explicar para onde deveriam olhar. Era difícil ver as pegadas a distância. Por sorte, o Norman tinha um par de binóculos. À vez todos o utilizaram e viram as pegadas, as marcas do tempo na rocha. Aproveitaram para observar (<office:annotation office:name="__Annotation__48_1371643535"><dc:creator>Português Acústico</dc:creator><dc:date>2021-04-16T21:34:54</dc:date><text:p><text:span text:style-name="T2">P.  "viram"   "ver" - talvez observar ou assim</text:span></text:p></office:annotation>ver<office:annotation-end office:name="__Annotation__48_1371643535"/>) o mar. As ondas batiam na falésia de o som era fascinante. No alto, a pequena casinha branca. </text:p>
      <text:p text:style-name="Standard"><text:span text:style-name="T1">- O que é aquilo ali, Canuto?</text:span> - perguntou a Sara. </text:p>
      <text:p text:style-name="Standard"><text:span text:style-name="T1">- O quê, Sarita? </text:span>-perguntou ele - <text:span text:style-name="T1">Aquela casinha branca?</text:span> <text:span text:style-name="T1">É a Capela, ou Ermida da Memória, Lá dentro, azulejos contam a Lenda de Nossa Senhora da Pedra da Mua.</text:span> E depois começou a contar a lenda. Todos ouviram com atenção. O Canuto era um <office:annotation office:name="__Annotation__68_1371643535"><dc:creator>Português Acústico</dc:creator><dc:date>2021-04-17T04:25:03</dc:date><text:p><text:span text:style-name="T2">Ok</text:span></text:p></office:annotation><office:annotation office:name="__Annotation__66_1371643535"><dc:creator>Português Acústico</dc:creator><dc:date>2021-04-16T21:38:41</dc:date><text:p><text:span text:style-name="T2">P. same here - questao dos adjetivos, podemos falar no domingo</text:span></text:p></office:annotation>ótimo<office:annotation-end office:name="__Annotation__66_1371643535"/><office:annotation-end office:name="__Annotation__68_1371643535"/> contador de histórias. Quando terminou ao ver a cara de curiosidade de todos, sorriu e disse </text:p>
      <text:p text:style-name="Standard">- <text:span text:style-name="T1">Ui, este lugar está cheio de lendas. Algumas até dizem ser verdade…</text:span> E mudou rapidamente de assunto, deixando a aura de mistério no ar. - <text:span text:style-name="T1">Vamos? Ainda querem ir à praia dos Lagosteiros? Ou vamos ver o santuário? </text:span></text:p>
      <text:p text:style-name="Standard">A Ana foi a primeira a responder.<text:span text:style-name="T1"> </text:span></text:p>
      <text:p text:style-name="Standard"><text:span text:style-name="T1">- Podemos ir aos dois sítios?</text:span></text:p>
      <text:p text:style-name="Standard">- <text:span text:style-name="T1">Por mim, tudo bem. Vamos então?</text:span></text:p>
      <text:p text:style-name="Standard">O caminho era mais acidentado do que eles esperavam. E o Hannes arrependeu-se de ter trazido as suas sandálias. </text:p>
      <text:p text:style-name="Standard"><text:soft-page-break/>Quando chegaram à praia dos Lagosteiros, viram as pegadas e aproveitaram para dar um mergulho. O Hannes e o Norman sentaram-se a conversar, a Ana, a Franzi e a Sara estavam divertidas a tirar selfies e o Tiago e o Canuto estavam a à beira-mar a observar a paisagem. Mas era hora de ir. Estava a levantar-se vento e ainda queriam ir ao santuário.</text:p>
      <text:p text:style-name="Standard">O caminho de volta era a subir. E todos já estavam cansados. Tinham andado muito hoje. O Hannes propôs: </text:p>
      <text:p text:style-name="Standard"><text:span text:style-name="T1">- Vamos ao santuário e depois vamos comer algo? Não tenho vontade de comer sandes. </text:span>Todos concordaram e o Canuto disse que os levaria a um restaurante na Aiana que ele adorava.</text:p>
      <text:p text:style-name="Standard">Finalmente chegaram ao carro, entraram e o Canuto dirigiu até ao estacionamento do santuário. Quando saíram, notaram que o vento estava a ficar mais forte e pegaram em casacos e pullovers. O Hannes calçou umas meias, o que se tornou motivo de risota para os portugueses. Ele já conhecia as piadas, mas estava com frio. Não queria saber e riu com eles. Foram então. </text:p>
      <text:p text:style-name="Standard">O Santuário era ainda mais impressionante do que a falésia. O crucifixo anunciava a entrada e as arcadas similares marcavam o passo até à igreja. O silêncio era ensurdecedor. Estavam sozinhos no fim do mundo. O vento já não importava, queriam ver tudo. O Hannes passou o arco ao lado da Igreja e viu a Ermida da Memória e a falésia. Foi até lá. Estava sozinho. Viu as ondas novamente, a espuma branca, viu pequenas flores amarelas viu um barco. </text:p>
      <text:p text:style-name="Standard"><text:span text:style-name="T1">- Hannes, Hannes - chamou a Ana - o que estás fazer aqui sozinho? </text:span><text:line-break/>- Estou a ver o mar, Ana. Acho que nunca o tinha visto verdadeiramente até hoje. A Ana sorriu. O Hannes e a Ana começaram a procurar os outros e encontram-nos sentados nos degraus do crucifixo. O Tiago disse:</text:p>
      <text:p text:style-name="Standard">- O restaurante está cheio. Só temos mesa daqui a 1 hora e meia. O Canuto foi buscar coisas à carrinha e vamos petiscar aqui. </text:p>
      <text:p text:style-name="Standard">(<office:annotation office:name="__Annotation__108_1371643535"><dc:creator>Português Acústico</dc:creator><dc:date>2021-04-16T21:44:04</dc:date><text:p><text:span text:style-name="T2">P.  para nao repetir talvez "Ele" ou "o guia"</text:span></text:p></office:annotation>Canuto<office:annotation-end office:name="__Annotation__108_1371643535"/>)Voltou com um pão e um saco e anunciou: </text:p>
      <text:p text:style-name="Standard"><text:span text:style-name="T1">- Pão caseiro e queijo da Azoia. Querem uma mini? </text:span>- e começou a passar garrafas.</text:p>
      <text:p text:style-name="Standard">De repente, a Sara começou: </text:p>
      <text:p text:style-name="Standard"><text:span text:style-name="T1">- </text:span><text:span text:style-name="T1"><office:annotation office:name="__Annotation__117_1371643535"><dc:creator>Português Acústico</dc:creator><dc:date>2021-04-18T06:58:34</dc:date><text:p><text:span text:style-name="T2">M: posso mudar? Não usamos muito "oferecer" .... </text:span></text:p><text:p/><text:p><text:span text:style-name="T2">"Canuto, já que você não pode tomar uma mini, vou lhe contar uma lenda brasileira."</text:span></text:p></office:annotation></text:span><text:span text:style-name="T1">Ó Canuto, já que você não pode tomar uma mini, vou te dar de presente uma lenda do Brasil.</text:span><office:annotation-end office:name="__Annotation__117_1371643535"/></text:p>
      <text:p text:style-name="Standard">E assim terminou a tarde, entre brindes, histórias, lendas e a promessa de um jantar tardio, mas delicioso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2"/>
    <style:master-page style:name="Converted6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4" meta:word-count="944" meta:character-count="5125" meta:non-whitespace-character-count="4193"/>
    <meta:generator>LibreOfficeDev/6.0.5.2$Linux_X86_64 LibreOffice_project/</meta:generator>
  </office:meta>
</office:document-meta>
</file>